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1C0000043C6D60C3FE1C44C636.png" manifest:media-type="image/png"/>
  <manifest:file-entry manifest:full-path="Pictures/10000201000006740000035481E8757D486FC814.png" manifest:media-type="image/png"/>
  <manifest:file-entry manifest:full-path="Pictures/1000020100000BB80000040CF279E94032FDE3AB.png" manifest:media-type="image/png"/>
  <manifest:file-entry manifest:full-path="Pictures/100002010000092000000174EF5F4592B06621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standard">
      <style:graphic-properties draw:stroke="none" svg:stroke-color="#000000" draw:fill="none" draw:fill-color="#ffffff" fo:min-height="3.5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.9cm" svg:x="1.1cm" svg:y="8.6cm">
          <draw:text-box>
            <text:p>The prototype :</text:p>
          </draw:text-box>
        </draw:frame>
        <draw:frame draw:style-name="gr2" draw:text-style-name="P2" draw:layer="layout" svg:width="27.699cm" svg:height="10.556cm" svg:x="1cm" svg:y="9.5cm">
          <draw:image xlink:href="Pictures/1000020100000B1C0000043C6D60C3FE1C44C63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6cm" svg:height="8.251cm" svg:x="10.6cm" svg:y="8.049cm">
          <draw:image xlink:href="Pictures/10000201000006740000035481E8757D486FC814.png" xlink:type="simple" xlink:show="embed" xlink:actuate="onLoad">
            <text:p/>
          </draw:image>
        </draw:frame>
        <draw:frame draw:style-name="gr2" draw:text-style-name="P2" draw:layer="layout" svg:width="21.432cm" svg:height="7.4cm" svg:x="7.668cm" svg:y="1.3cm">
          <draw:image xlink:href="Pictures/1000020100000BB80000040CF279E94032FDE3AB.png" xlink:type="simple" xlink:show="embed" xlink:actuate="onLoad">
            <text:p/>
          </draw:image>
        </draw:frame>
        <draw:frame draw:style-name="gr2" draw:text-style-name="P2" draw:layer="layout" svg:width="17.375cm" svg:height="2.766cm" svg:x="10.1cm" svg:y="16.034cm">
          <draw:image xlink:href="Pictures/100002010000092000000174EF5F4592B066215E.png" xlink:type="simple" xlink:show="embed" xlink:actuate="onLoad">
            <text:p/>
          </draw:image>
        </draw:frame>
        <draw:frame draw:style-name="gr3" draw:text-style-name="P1" draw:layer="layout" svg:width="9.8cm" svg:height="2.6cm" svg:x="1.4cm" svg:y="5cm">
          <draw:text-box>
            <text:p><text:span text:style-name="T1">Kid</text:span></text:p>
            <text:p><text:tab/></text:p>
            <text:p><text:tab/>custom,simple, protection</text:p>
          </draw:text-box>
        </draw:frame>
        <draw:frame draw:style-name="gr4" draw:text-style-name="P3" draw:layer="layout" svg:width="9.3cm" svg:height="3.9cm" svg:x="1.6cm" svg:y="10.1cm">
          <draw:text-box>
            <text:p><text:span text:style-name="T1">Eco</text:span></text:p>
            <text:p><text:span text:style-name="T1"/></text:p>
            <text:p><text:span text:style-name="T1"><text:tab/></text:span><text:span text:style-name="T2">recyclable and responsible</text:span></text:p>
          </draw:text-box>
        </draw:frame>
        <draw:frame draw:style-name="gr5" draw:text-style-name="P3" draw:layer="layout" svg:width="8.6cm" svg:height="3.8cm" svg:x="1.5cm" svg:y="15.2cm">
          <draw:text-box>
            <text:p><text:span text:style-name="T1">Luxury</text:span></text:p>
            <text:p><text:span text:style-name="T1"/></text:p>
            <text:p><text:span text:style-name="T2"><text:tab/></text:span><text:span text:style-name="T2">apple collabo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00:04:51.028000000</meta:creation-date>
    <dc:date>2019-03-06T18:58:52.313000000</dc:date>
    <meta:editing-duration>PT21M48S</meta:editing-duration>
    <meta:editing-cycles>4</meta:editing-cycles>
    <meta:generator>LibreOffice/6.0.7.3$Windows_X86_64 LibreOffice_project/dc89aa7a9eabfd848af146d5086077aeed2ae4a5</meta:generator>
    <meta:document-statistic meta:object-count="8"/>
  </office:meta>
</office:document-meta>
</file>